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37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36"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1" style:family="table-cell" style:parent-style-name="Default" style:data-style-name="N38"/>
    <style:style style:name="ce12" style:family="table-cell" style:parent-style-name="Default" style:data-style-name="N0">
      <style:text-properties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38">
      <style:table-cell-properties fo:background-color="#FF8000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8000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38">
      <style:table-cell-properties fo:background-color="#FF8000"/>
    </style:style>
    <style:style style:name="ce16" style:family="table-cell" style:parent-style-name="Default" style:data-style-name="N0">
      <style:table-cell-properties fo:background-color="#FF80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ackground-color="#FF8000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38">
      <style:table-cell-properties fo:background-color="#FF8000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FF8000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38"/>
    <style:style style:name="ce25" style:family="table-cell" style:parent-style-name="Default" style:data-style-name="N38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942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3" table:default-cell-style-name="ce2"/>
        <table:table-column table:style-name="co4" table:default-cell-style-name="ce1"/>
        <table:table-column table:style-name="co4" table:number-columns-repeated="7" table:default-cell-style-name="ce3"/>
        <table:table-column table:style-name="co5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Finanzamt Einkommensteuererklaerung 2021</text:p>
          </table:table-cell>
          <table:table-cell table:number-columns-repeated="4" table:style-name="ce2"/>
          <table:table-cell table:style-name="ce1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Total (HN)</text:p>
          </table:table-cell>
          <table:table-cell table:style-name="ce6"/>
          <table:table-cell table:style-name="ce1"/>
          <table:table-cell office:value-type="string" table:style-name="ce6">
            <text:p>SV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">
            <text:p>Month</text:p>
          </table:table-cell>
          <table:table-cell table:style-name="ce1"/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2" table:style-name="ce2"/>
          <table:table-cell office:value-type="string" table:style-name="ce2">
            <text:p>Q1</text:p>
          </table:table-cell>
          <table:table-cell office:value-type="float" office:value="464.16" table:style-name="ce1">
            <text:p>464,1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5">
            <text:p>2020-all</text:p>
          </table:table-cell>
          <table:table-cell office:value-type="currency" office:value="0" table:style-name="ce3">
            <text:p>€ 0,00</text:p>
          </table:table-cell>
          <table:table-cell table:style-name="ce3"/>
          <table:table-cell table:style-name="ce2"/>
          <table:table-cell office:value-type="string" table:style-name="ce2">
            <text:p>Q2</text:p>
          </table:table-cell>
          <table:table-cell office:value-type="float" office:value="468.01" table:style-name="ce1">
            <text:p>468,0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5"/>
          <table:table-cell table:number-columns-repeated="2" table:style-name="ce3"/>
          <table:table-cell table:style-name="ce2"/>
          <table:table-cell office:value-type="string" table:style-name="ce2">
            <text:p>Q3</text:p>
          </table:table-cell>
          <table:table-cell office:value-type="float" office:value="464.16" table:style-name="ce1">
            <text:p>464,1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5">
            <text:p>Sum Total</text:p>
          </table:table-cell>
          <table:table-cell office:value-type="currency" office:value="0" table:formula="of:=SUM([.C8:.C8])" table:style-name="ce7">
            <text:p>€ 0,00</text:p>
          </table:table-cell>
          <table:table-cell table:style-name="ce3"/>
          <table:table-cell table:style-name="ce6"/>
          <table:table-cell office:value-type="string" table:style-name="ce2">
            <text:p>Q4</text:p>
          </table:table-cell>
          <table:table-cell office:value-type="float" office:value="30.27" table:style-name="ce1">
            <text:p>30,2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">
            <text:p>Ausgaben</text:p>
          </table:table-cell>
          <table:table-cell office:value-type="currency" office:value="1686.02" table:style-name="ce9">
            <text:p>€ 1.686,02</text:p>
          </table:table-cell>
          <table:table-cell table:style-name="ce3"/>
          <table:table-cell table:style-name="ce2"/>
          <table:table-cell office:value-type="string" table:style-name="ce2">
            <text:p>Rueck</text:p>
          </table:table-cell>
          <table:table-cell office:value-type="float" office:value="1259.3699999999999" table:style-name="ce1">
            <text:p>1259,3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">
            <text:p>SVA (9225)</text:p>
          </table:table-cell>
          <table:table-cell office:value-type="currency" office:value="167.23000000000025" table:formula="of:=[.G12]" table:style-name="ce3">
            <text:p>€ 167,23</text:p>
          </table:table-cell>
          <table:table-cell table:style-name="ce3"/>
          <table:table-cell table:number-columns-repeated="2" table:style-name="ce10"/>
          <table:table-cell office:value-type="currency" office:value="167.23000000000025" table:formula="of:=SUM([.G7:.G10])-[.G11]" table:style-name="ce7">
            <text:p>€ 167,2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Gewinn vor GFB</text:p>
          </table:table-cell>
          <table:table-cell office:value-type="currency" office:value="-1853.2500000000002" table:formula="of:=[.C10]-SUM([.C11:.C12])" table:style-name="ce3">
            <text:p>-€ 1.853,25</text:p>
          </table:table-cell>
          <table:table-cell table:style-name="ce3"/>
          <table:table-cell table:number-columns-repeated="2" table:style-name="ce2"/>
          <table:table-cell table:number-columns-repeated="8" table:style-name="ce3"/>
          <table:table-cell table:number-columns-repeated="16370"/>
        </table:table-row>
        <table:table-row table:style-name="ro1">
          <table:table-cell/>
          <table:table-cell office:value-type="string" table:style-name="ce8">
            <text:p>GFB (13%)</text:p>
          </table:table-cell>
          <table:table-cell office:value-type="currency" office:value="0" table:style-name="ce3">
            <text:p>€ 0,00</text:p>
          </table:table-cell>
          <table:table-cell table:style-name="ce3"/>
          <table:table-cell table:number-columns-repeated="2" table:style-name="ce2"/>
          <table:table-cell table:number-columns-repeated="8" table:style-name="ce3"/>
          <table:table-cell table:number-columns-repeated="16370"/>
        </table:table-row>
        <table:table-row table:style-name="ro1">
          <table:table-cell/>
          <table:table-cell office:value-type="string" table:style-name="ce5">
            <text:p>Gewinn Netto</text:p>
          </table:table-cell>
          <table:table-cell office:value-type="currency" office:value="-1853.2500000000002" table:formula="of:=[.C13]-[.C14]" table:style-name="ce9">
            <text:p>-€ 1.853,25</text:p>
          </table:table-cell>
          <table:table-cell table:style-name="ce3"/>
          <table:table-cell table:number-columns-repeated="2" table:style-name="ce6"/>
          <table:table-cell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6" table:style-name="ce1"/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Ausgabe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1"/>
        <table:table-column table:style-name="co4" table:default-cell-style-name="ce1"/>
        <table:table-column table:style-name="co9" table:default-cell-style-name="ce11"/>
        <table:table-column table:style-name="co10" table:default-cell-style-name="ce11"/>
        <table:table-column table:style-name="co4" table:number-columns-repeated="56" table:default-cell-style-name="ce1"/>
        <table:table-column table:style-name="co5" table:number-columns-repeated="16322" table:default-cell-style-name="ce1"/>
        <table:table-row table:style-name="ro1">
          <table:table-cell table:number-columns-repeated="16384"/>
        </table:table-row>
        <table:table-row table:style-name="ro3">
          <table:table-cell office:value-type="string" table:style-name="ce12">
            <text:p>Aufwand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1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1"/>
          <table:table-cell office:value-type="string" table:style-name="ce13">
            <text:p>Desktop PC Nov. 2020</text:p>
          </table:table-cell>
          <table:table-cell table:style-name="ce14"/>
          <table:table-cell table:style-name="ce1"/>
          <table:table-cell office:value-type="string" table:style-name="ce8">
            <text:p>Sonstige = Werbungskosten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1"/>
          <table:table-cell table:style-name="ce15"/>
          <table:table-cell table:style-name="ce16"/>
          <table:table-cell table:number-columns-repeated="16377" table:style-name="ce1"/>
        </table:table-row>
        <table:table-row table:style-name="ro1">
          <table:table-cell office:value-type="string" table:style-name="ce17">
            <text:p>Kategorie</text:p>
          </table:table-cell>
          <table:table-cell office:value-type="string" table:style-name="ce18">
            <text:p>Summe</text:p>
          </table:table-cell>
          <table:table-cell table:style-name="ce11"/>
          <table:table-cell table:style-name="ce1"/>
          <table:table-cell table:style-name="ce11"/>
          <table:table-cell office:value-type="string" table:style-name="ce15">
            <text:p>Memory PC</text:p>
          </table:table-cell>
          <table:table-cell office:value-type="currency" office:value="989" table:style-name="ce19">
            <text:p>€ 989,0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1"/>
          <table:table-cell office:value-type="string" table:style-name="ce15">
            <text:p>RTX 3070</text:p>
          </table:table-cell>
          <table:table-cell office:value-type="currency" office:value="729" table:style-name="ce19">
            <text:p>€ 729,00</text:p>
          </table:table-cell>
          <table:table-cell table:number-columns-repeated="16377" table:style-name="ce1"/>
        </table:table-row>
        <table:table-row table:style-name="ro1">
          <table:table-cell table:style-name="ce5"/>
          <table:table-cell table:style-name="ce3"/>
          <table:table-cell table:style-name="ce11"/>
          <table:table-cell table:style-name="ce1"/>
          <table:table-cell table:style-name="ce11"/>
          <table:table-cell office:value-type="string" table:style-name="ce15">
            <text:p>HDD WD 4TB</text:p>
          </table:table-cell>
          <table:table-cell office:value-type="currency" office:value="82.66" table:style-name="ce19">
            <text:p>€ 82,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0">
            <text:p>Afa + GWG</text:p>
          </table:table-cell>
          <table:table-cell office:value-type="currency" office:value="395.40499999999997" table:formula="of:=[.E104]" table:style-name="ce3">
            <text:p>€ 395,41</text:p>
          </table:table-cell>
          <table:table-cell table:style-name="ce11"/>
          <table:table-cell table:style-name="ce1"/>
          <table:table-cell table:style-name="ce11"/>
          <table:table-cell office:value-type="string" table:style-name="ce15">
            <text:p>Alza Kabel</text:p>
          </table:table-cell>
          <table:table-cell office:value-type="currency" office:value="9.09" table:style-name="ce19">
            <text:p>€ 9,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0">
            <text:p>Sonstige</text:p>
          </table:table-cell>
          <table:table-cell office:value-type="currency" office:value="1290.6100000000006" table:formula="of:=[.F104]" table:style-name="ce3">
            <text:p>€ 1.290,61</text:p>
          </table:table-cell>
          <table:table-cell table:style-name="ce11"/>
          <table:table-cell table:style-name="ce1"/>
          <table:table-cell table:style-name="ce11"/>
          <table:table-cell office:value-type="string" table:style-name="ce15">
            <text:p>Amazon Kabel</text:p>
          </table:table-cell>
          <table:table-cell office:value-type="currency" office:value="11.5" table:style-name="ce19">
            <text:p>€ 11,50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1"/>
          <table:table-cell table:style-name="ce15"/>
          <table:table-cell table:style-name="ce19"/>
          <table:table-cell table:number-columns-repeated="16377" table:style-name="ce1"/>
        </table:table-row>
        <table:table-row table:style-name="ro1">
          <table:table-cell office:value-type="string" table:style-name="ce5">
            <text:p>SUM Total</text:p>
          </table:table-cell>
          <table:table-cell office:value-type="currency" office:value="1686.0150000000006" table:formula="of:=SUM([.B7:.B10])" table:style-name="ce9">
            <text:p>€ 1.686,02</text:p>
          </table:table-cell>
          <table:table-cell table:style-name="ce11"/>
          <table:table-cell table:style-name="ce1"/>
          <table:table-cell table:style-name="ce11"/>
          <table:table-cell office:value-type="string" table:style-name="ce21">
            <text:p>Summe</text:p>
          </table:table-cell>
          <table:table-cell office:value-type="currency" office:value="1821.25" table:formula="of:=SUM([.G5:.G9])" table:style-name="ce22">
            <text:p>€ 1.821,25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style-name="ce12">
            <text:p>Aufwand – Detail (Buchung im Monat des Leistungszeitraums…)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11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Bezeichnung</text:p>
          </table:table-cell>
          <table:table-cell office:value-type="string" table:style-name="ce11">
            <text:p>Preis</text:p>
          </table:table-cell>
          <table:table-cell office:value-type="string" table:style-name="ce1">
            <text:p>KZ E1 (Finanz)</text:p>
          </table:table-cell>
          <table:table-cell office:value-type="string" table:style-name="ce11">
            <text:p>AfA + GWG</text:p>
          </table:table-cell>
          <table:table-cell office:value-type="string" table:style-name="ce11">
            <text:p>Sonstige</text:p>
          </table:table-cell>
          <table:table-cell office:value-type="string" table:style-name="ce1">
            <text:p>Kategori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number-columns-repeated="2"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float" office:value="2017" table:style-name="ce23">
            <text:p>2017</text:p>
          </table:table-cell>
          <table:table-cell office:value-type="string" table:style-name="ce23">
            <text:p>Lenovo Thinkpad X1 Carbon</text:p>
          </table:table-cell>
          <table:table-cell office:value-type="currency" office:value="1619" table:style-name="ce24">
            <text:p>1.619,00 EUR</text:p>
          </table:table-cell>
          <table:table-cell office:value-type="float" office:value="9130" table:style-name="ce23">
            <text:p>9130</text:p>
          </table:table-cell>
          <table:table-cell office:value-type="currency" office:value="161.9" table:formula="of:=[.C19]*0.6*1/3/2" table:style-name="ce24">
            <text:p>161,90 EUR</text:p>
          </table:table-cell>
          <table:table-cell table:style-name="ce11"/>
          <table:table-cell office:value-type="string" table:style-name="ce23">
            <text:p>AfA</text:p>
          </table:table-cell>
          <table:table-cell table:number-columns-repeated="16377" table:style-name="ce1"/>
        </table:table-row>
        <table:table-row table:style-name="ro1">
          <table:table-cell office:value-type="float" office:value="2020" table:style-name="ce23">
            <text:p>2020</text:p>
          </table:table-cell>
          <table:table-cell office:value-type="string" table:style-name="ce23">
            <text:p>PC + RTX + Harddisk + Kabel</text:p>
          </table:table-cell>
          <table:table-cell office:value-type="currency" office:value="1821.25" table:formula="of:=[.G11]" table:style-name="ce24">
            <text:p>1.821,25 EUR</text:p>
          </table:table-cell>
          <table:table-cell office:value-type="float" office:value="9130" table:style-name="ce23">
            <text:p>9130</text:p>
          </table:table-cell>
          <table:table-cell office:value-type="currency" office:value="182.125" table:formula="of:=[.C20]*0.6*1/3/2" table:style-name="ce24">
            <text:p>182,13 EUR</text:p>
          </table:table-cell>
          <table:table-cell table:style-name="ce11"/>
          <table:table-cell office:value-type="string" table:style-name="ce23">
            <text:p>AfA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Janua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24.01.2020</text:p>
          </table:table-cell>
          <table:table-cell office:value-type="string" table:style-name="ce23">
            <text:p>Datastock Flipkart DataSet</text:p>
          </table:table-cell>
          <table:table-cell office:value-type="currency" office:value="145.12" table:style-name="ce24">
            <text:p>145,12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45.12" table:style-name="ce24">
            <text:p>145,12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070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5.01.2020</text:p>
          </table:table-cell>
          <table:table-cell office:value-type="string" table:style-name="ce23">
            <text:p>Mailchimp Receipt</text:p>
          </table:table-cell>
          <table:table-cell office:value-type="currency" office:value="13.6" table:style-name="ce24">
            <text:p>13,6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3.6" table:style-name="ce24">
            <text:p>13,60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070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2.2020</text:p>
          </table:table-cell>
          <table:table-cell office:value-type="string" table:style-name="ce23">
            <text:p>Hetzner Server 01/2020</text:p>
          </table:table-cell>
          <table:table-cell office:value-type="currency" office:value="94.66" table:style-name="ce24">
            <text:p>94,6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94.66" table:style-name="ce24">
            <text:p>94,6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Februa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25.02.2020</text:p>
          </table:table-cell>
          <table:table-cell office:value-type="string" table:style-name="ce23">
            <text:p>MS Office Subscription</text:p>
          </table:table-cell>
          <table:table-cell office:value-type="currency" office:value="34.549999999999997" table:style-name="ce24">
            <text:p>34,55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34.549999999999997" table:style-name="ce11">
            <text:p>34,55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2.2020</text:p>
          </table:table-cell>
          <table:table-cell office:value-type="string" table:style-name="ce23">
            <text:p>Mailchimp Receipt</text:p>
          </table:table-cell>
          <table:table-cell office:value-type="currency" office:value="16.53" table:style-name="ce24">
            <text:p>16,53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6.53" table:style-name="ce24">
            <text:p>16,53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188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3.2020</text:p>
          </table:table-cell>
          <table:table-cell office:value-type="string" table:style-name="ce23">
            <text:p>Hetzner Server 02/2020</text:p>
          </table:table-cell>
          <table:table-cell office:value-type="currency" office:value="52.41" table:style-name="ce24">
            <text:p>52,41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52.41" table:style-name="ce24">
            <text:p>52,41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Maerz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25.03.2020</text:p>
          </table:table-cell>
          <table:table-cell office:value-type="string" table:style-name="ce23">
            <text:p>Webspace inodis.net</text:p>
          </table:table-cell>
          <table:table-cell office:value-type="currency" office:value="20.28" table:style-name="ce24">
            <text:p>20,28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0.28" table:style-name="ce11">
            <text:p>20,28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3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3.2020</text:p>
          </table:table-cell>
          <table:table-cell office:value-type="string" table:style-name="ce23">
            <text:p>Mailchimp Receipt</text:p>
          </table:table-cell>
          <table:table-cell office:value-type="currency" office:value="16.53" table:style-name="ce24">
            <text:p>16,53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6.53" table:style-name="ce24">
            <text:p>16,53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188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4.2020</text:p>
          </table:table-cell>
          <table:table-cell office:value-type="string" table:style-name="ce23">
            <text:p>Hetzner Server 03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April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25.04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4.2020</text:p>
          </table:table-cell>
          <table:table-cell office:value-type="string" table:style-name="ce23">
            <text:p>Mailchimp Receipt</text:p>
          </table:table-cell>
          <table:table-cell office:value-type="currency" office:value="16.61" table:style-name="ce24">
            <text:p>16,61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6.61" table:style-name="ce24">
            <text:p>16,61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235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5.2020</text:p>
          </table:table-cell>
          <table:table-cell office:value-type="string" table:style-name="ce23">
            <text:p>Hetzner Server 04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Mai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style-name="ce5"/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05.2020</text:p>
          </table:table-cell>
          <table:table-cell office:value-type="string" table:style-name="ce23">
            <text:p>Ngrok</text:p>
          </table:table-cell>
          <table:table-cell office:value-type="currency" office:value="9.24" table:style-name="ce24">
            <text:p>9,24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9.24" table:style-name="ce24">
            <text:p>9,24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241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5.05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5.2020</text:p>
          </table:table-cell>
          <table:table-cell office:value-type="string" table:style-name="ce23">
            <text:p>Mailchimp Receipt</text:p>
          </table:table-cell>
          <table:table-cell office:value-type="currency" office:value="16.510000000000002" table:style-name="ce24">
            <text:p>16,51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6.510000000000002" table:style-name="ce24">
            <text:p>16,51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9180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6.2020</text:p>
          </table:table-cell>
          <table:table-cell office:value-type="string" table:style-name="ce23">
            <text:p>Hetzner Server 05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Juni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06.2020</text:p>
          </table:table-cell>
          <table:table-cell office:value-type="string" table:style-name="ce23">
            <text:p>Ngrok</text:p>
          </table:table-cell>
          <table:table-cell office:value-type="currency" office:value="8.8800000000000008" table:style-name="ce24">
            <text:p>8,88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8800000000000008" table:style-name="ce24">
            <text:p>8,88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880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5.06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6.2020</text:p>
          </table:table-cell>
          <table:table-cell office:value-type="string" table:style-name="ce23">
            <text:p>Mailchimp Receipt</text:p>
          </table:table-cell>
          <table:table-cell office:value-type="currency" office:value="16.04" table:style-name="ce24">
            <text:p>16,04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6.04" table:style-name="ce24">
            <text:p>16,04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914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7.2020</text:p>
          </table:table-cell>
          <table:table-cell office:value-type="string" table:style-name="ce23">
            <text:p>Hetzner Server 06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Juli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07.2020</text:p>
          </table:table-cell>
          <table:table-cell office:value-type="string" table:style-name="ce23">
            <text:p>Ngrok</text:p>
          </table:table-cell>
          <table:table-cell office:value-type="currency" office:value="8.7899999999999991" table:style-name="ce24">
            <text:p>8,79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7899999999999991" table:style-name="ce24">
            <text:p>8,79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786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0.07.2020</text:p>
          </table:table-cell>
          <table:table-cell office:value-type="string" table:style-name="ce23">
            <text:p>Sprit.org (Melon GmbH) lemontiger.net</text:p>
          </table:table-cell>
          <table:table-cell office:value-type="currency" office:value="25.86" table:style-name="ce24">
            <text:p>25,86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86" table:style-name="ce11">
            <text:p>25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7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7.2020</text:p>
          </table:table-cell>
          <table:table-cell office:value-type="string" table:style-name="ce23">
            <text:p>Mailchimp Receipt</text:p>
          </table:table-cell>
          <table:table-cell office:value-type="currency" office:value="15.44" table:style-name="ce24">
            <text:p>15,44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5.44" table:style-name="ce24">
            <text:p>15,44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580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8.2020</text:p>
          </table:table-cell>
          <table:table-cell office:value-type="string" table:style-name="ce23">
            <text:p>Hetzner Server 07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August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08.2020</text:p>
          </table:table-cell>
          <table:table-cell office:value-type="string" table:style-name="ce23">
            <text:p>Ngrok</text:p>
          </table:table-cell>
          <table:table-cell office:value-type="currency" office:value="8.4499999999999993" table:style-name="ce24">
            <text:p>8,45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4499999999999993" table:style-name="ce24">
            <text:p>8,45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447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0.08.2020</text:p>
          </table:table-cell>
          <table:table-cell office:value-type="string" table:style-name="ce23">
            <text:p>Anker Vertical Mouse</text:p>
          </table:table-cell>
          <table:table-cell office:value-type="currency" office:value="22.75" table:style-name="ce24">
            <text:p>22,75 EUR</text:p>
          </table:table-cell>
          <table:table-cell office:value-type="float" office:value="9130" table:style-name="ce23">
            <text:p>9130</text:p>
          </table:table-cell>
          <table:table-cell office:value-type="currency" office:value="22.75" table:style-name="ce24">
            <text:p>22,75 EUR</text:p>
          </table:table-cell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25.08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08.2020</text:p>
          </table:table-cell>
          <table:table-cell office:value-type="string" table:style-name="ce23">
            <text:p>Mailchimp Receipt</text:p>
          </table:table-cell>
          <table:table-cell office:value-type="currency" office:value="15.2" table:style-name="ce24">
            <text:p>1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5.2" table:style-name="ce24">
            <text:p>15,20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449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09.2020</text:p>
          </table:table-cell>
          <table:table-cell office:value-type="string" table:style-name="ce23">
            <text:p>Hetzner Server 08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Septembe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09.2020</text:p>
          </table:table-cell>
          <table:table-cell office:value-type="string" table:style-name="ce23">
            <text:p>Ngrok</text:p>
          </table:table-cell>
          <table:table-cell office:value-type="currency" office:value="8.4600000000000009" table:style-name="ce24">
            <text:p>8,46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4600000000000009" table:style-name="ce24">
            <text:p>8,46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464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5.09.2020</text:p>
          </table:table-cell>
          <table:table-cell office:value-type="string" table:style-name="ce23">
            <text:p>Mailchimp Receipt</text:p>
          </table:table-cell>
          <table:table-cell office:value-type="currency" office:value="15.47" table:style-name="ce24">
            <text:p>15,47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5.47" table:style-name="ce24">
            <text:p>15,47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597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10.2020</text:p>
          </table:table-cell>
          <table:table-cell office:value-type="string" table:style-name="ce23">
            <text:p>Hetzner Server 09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Oktobe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10.2020</text:p>
          </table:table-cell>
          <table:table-cell office:value-type="string" table:style-name="ce23">
            <text:p>Ngrok</text:p>
          </table:table-cell>
          <table:table-cell office:value-type="currency" office:value="8.5399999999999991" table:style-name="ce24">
            <text:p>8,54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5399999999999991" table:style-name="ce11">
            <text:p>8,54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535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5.10.2020</text:p>
          </table:table-cell>
          <table:table-cell office:value-type="string" table:style-name="ce23">
            <text:p>Mailchimp Receipt</text:p>
          </table:table-cell>
          <table:table-cell office:value-type="currency" office:value="15.19" table:style-name="ce24">
            <text:p>15,19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15.19" table:style-name="ce24">
            <text:p>15,19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442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01.11.2020</text:p>
          </table:table-cell>
          <table:table-cell office:value-type="string" table:style-name="ce23">
            <text:p>Hetzner Server 10/2020</text:p>
          </table:table-cell>
          <table:table-cell office:value-type="currency" office:value="47.86" table:style-name="ce24">
            <text:p>47,86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47.86" table:style-name="ce24">
            <text:p>47,86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10.2020</text:p>
          </table:table-cell>
          <table:table-cell office:value-type="string" table:style-name="ce23">
            <text:p>MS Office Subscription</text:p>
          </table:table-cell>
          <table:table-cell office:value-type="currency" office:value="34.950000000000003" table:style-name="ce24">
            <text:p>34,95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34.950000000000003" table:style-name="ce11">
            <text:p>34,95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Novembe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11.2020</text:p>
          </table:table-cell>
          <table:table-cell office:value-type="string" table:style-name="ce23">
            <text:p>Ngrok</text:p>
          </table:table-cell>
          <table:table-cell office:value-type="currency" office:value="8.43" table:style-name="ce24">
            <text:p>8,43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43" table:style-name="ce11">
            <text:p>8,43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434)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29.11.2020</text:p>
          </table:table-cell>
          <table:table-cell office:value-type="string" table:style-name="ce23">
            <text:p>TP-Link Bluetooth Dongle + Archer WLAN Dongle</text:p>
          </table:table-cell>
          <table:table-cell office:value-type="currency" office:value="28.63" table:style-name="ce24">
            <text:p>28,63 EUR</text:p>
          </table:table-cell>
          <table:table-cell office:value-type="float" office:value="9130" table:style-name="ce23">
            <text:p>9130</text:p>
          </table:table-cell>
          <table:table-cell office:value-type="currency" office:value="28.63" table:style-name="ce24">
            <text:p>28,63 EUR</text:p>
          </table:table-cell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01.12.2020</text:p>
          </table:table-cell>
          <table:table-cell office:value-type="string" table:style-name="ce23">
            <text:p>Hetzner Server 11/2020</text:p>
          </table:table-cell>
          <table:table-cell office:value-type="currency" office:value="25.77" table:style-name="ce24">
            <text:p>25,77 EUR</text:p>
          </table:table-cell>
          <table:table-cell office:value-type="float" office:value="9230" table:style-name="ce23">
            <text:p>9230</text:p>
          </table:table-cell>
          <table:table-cell table:style-name="ce11"/>
          <table:table-cell office:value-type="currency" office:value="25.77" table:style-name="ce24">
            <text:p>25,77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11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18.11.2020</text:p>
          </table:table-cell>
          <table:table-cell office:value-type="string" table:style-name="ce23">
            <text:p>Webspace lemonquotes.com</text:p>
          </table:table-cell>
          <table:table-cell office:value-type="currency" office:value="20.28" table:style-name="ce24">
            <text:p>20,28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0.28" table:style-name="ce11">
            <text:p>20,28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5">
            <text:p>Dezember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style-name="ce11"/>
          <table:table-cell table:style-name="ce23"/>
          <table:table-cell table:number-columns-repeated="16377" table:style-name="ce1"/>
        </table:table-row>
        <table:table-row table:style-name="ro1">
          <table:table-cell office:value-type="string" table:style-name="ce23">
            <text:p>16.12.2020</text:p>
          </table:table-cell>
          <table:table-cell office:value-type="string" table:style-name="ce23">
            <text:p>Ngrok</text:p>
          </table:table-cell>
          <table:table-cell office:value-type="currency" office:value="8.1999999999999993" table:style-name="ce24">
            <text:p>8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8.1999999999999993" table:style-name="ce11">
            <text:p>8,20 EUR</text:p>
          </table:table-cell>
          <table:table-cell office:value-type="string" table:style-name="ce23">
            <text:p>Sonstige</text:p>
          </table:table-cell>
          <table:table-cell office:value-type="string" table:style-name="ce1">
            <text:p>(exchange rate: 0.8198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3">
            <text:p>01.01.2021</text:p>
          </table:table-cell>
          <table:table-cell office:value-type="string" table:style-name="ce23">
            <text:p>Hetzner Server 12/2020</text:p>
          </table:table-cell>
          <table:table-cell office:value-type="currency" office:value="26.14" table:style-name="ce24">
            <text:p>26,14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6.14" table:style-name="ce11">
            <text:p>26,14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3">
            <text:p>25.12.2020</text:p>
          </table:table-cell>
          <table:table-cell office:value-type="string" table:style-name="ce23">
            <text:p>MS Office Subscription</text:p>
          </table:table-cell>
          <table:table-cell office:value-type="currency" office:value="25.2" table:style-name="ce24">
            <text:p>25,20 EUR</text:p>
          </table:table-cell>
          <table:table-cell office:value-type="float" office:value="9230" table:style-name="ce23">
            <text:p>9230</text:p>
          </table:table-cell>
          <table:table-cell table:style-name="ce24"/>
          <table:table-cell office:value-type="currency" office:value="25.2" table:style-name="ce11">
            <text:p>25,20 EUR</text:p>
          </table:table-cell>
          <table:table-cell office:value-type="string" table:style-name="ce23">
            <text:p>Sonstige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23"/>
          <table:table-cell table:style-name="ce24"/>
          <table:table-cell table:style-name="ce23"/>
          <table:table-cell table:style-name="ce11"/>
          <table:table-cell table:style-name="ce24"/>
          <table:table-cell table:style-name="ce23"/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5">
            <text:p>Summe pro Kategorie</text:p>
          </table:table-cell>
          <table:table-cell table:style-name="ce25"/>
          <table:table-cell table:style-name="ce5"/>
          <table:table-cell office:value-type="currency" office:value="395.40499999999997" table:formula="of:=SUM([.E19:.E103])" table:style-name="ce25">
            <text:p>395,41 EUR</text:p>
          </table:table-cell>
          <table:table-cell office:value-type="currency" office:value="1290.6100000000006" table:formula="of:=SUM([.F19:.F103])" table:style-name="ce25">
            <text:p>1.290,61 EUR</text:p>
          </table:table-cell>
          <table:table-cell table:number-columns-repeated="56" table:style-name="ce5"/>
          <table:table-cell table:number-columns-repeated="16322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number:currency-style style:name="N38P0" number:language="de" number:country="AT">
      <number:number number:decimal-places="2" number:min-decimal-places="2" number:min-integer-digits="1" number:grouping="true"/>
      <number:text> </number:text>
      <number:currency-symbol number:language="de" number:country="AT">EUR</number:currency-symbol>
    </number:currency-style>
    <number:currency-style style:name="N38" number:language="de" number:country="A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Bernd Malle</dc:creator>
    <meta:creation-date>2020-10-28T16:19:02Z</meta:creation-date>
    <dc:date>2022-02-14T13:35:26Z</dc:date>
    <meta:editing-cycles>102</meta:editing-cycles>
    <meta:editing-duration>PT0S</meta:editing-duration>
  </office:meta>
</office:document-meta>
</file>